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0E85539418FF438483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draw:stroke-linejoin="none" svg:stroke-linecap="butt" draw:fill="solid" draw:fill-color="#4e6795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4" svg:stroke-width="0.052cm" svg:stroke-color="#000000" draw:stroke-linejoin="miter" svg:stroke-linecap="butt" draw:fill="none" draw:fill-color="#4e6795" draw:textarea-horizontal-align="center" draw:textarea-vertical-align="middle" fo:padding-top="0.026cm" fo:padding-bottom="0.026cm" fo:padding-left="0.026cm" fo:padding-right="0.026cm"/>
    </style:style>
    <style:style style:name="gr3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e3e3e3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4" svg:stroke-width="0.052cm" svg:stroke-color="#000000" draw:stroke-linejoin="round" svg:stroke-linecap="butt" draw:fill="none" draw:fill-color="#e3e3e3" draw:textarea-horizontal-align="center" draw:textarea-vertical-align="middle" fo:padding-top="0.026cm" fo:padding-bottom="0.026cm" fo:padding-left="0.026cm" fo:padding-right="0.026cm"/>
    </style:style>
    <style:style style:name="gr5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b3bac9" draw:textarea-horizontal-align="center" draw:textarea-vertical-align="middle"/>
    </style:style>
    <style:style style:name="gr6" style:family="graphic" style:parent-style-name="standard">
      <style:graphic-properties draw:stroke="solid" draw:stroke-dash="Dashed_20__28_var_29__20_4" svg:stroke-width="0.052cm" svg:stroke-color="#000000" draw:stroke-linejoin="round" svg:stroke-linecap="butt" draw:fill="none" draw:fill-color="#b3bac9" draw:textarea-horizontal-align="center" draw:textarea-vertical-align="middle" fo:padding-top="0.026cm" fo:padding-bottom="0.026cm" fo:padding-left="0.026cm" fo:padding-right="0.026cm"/>
    </style:style>
    <style:style style:name="gr7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eeeeee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f881d" draw:textarea-horizontal-align="center" draw:textarea-vertical-align="middle"/>
    </style:style>
    <style:style style:name="gr9" style:family="graphic" style:parent-style-name="standard">
      <style:graphic-properties draw:stroke="solid" draw:stroke-dash="Dashed_20__28_var_29__20_4" svg:stroke-width="0.052cm" svg:stroke-color="#000000" draw:stroke-linejoin="miter" svg:stroke-linecap="butt" draw:fill="none" draw:fill-color="#ff881d" draw:textarea-horizontal-align="center" draw:textarea-vertical-align="middle" fo:padding-top="0.026cm" fo:padding-bottom="0.026cm" fo:padding-left="0.026cm" fo:padding-right="0.026cm"/>
    </style:style>
    <style:style style:name="gr10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5e79ab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c3b797" draw:textarea-horizontal-align="center" draw:textarea-vertical-align="middle"/>
    </style:style>
    <style:style style:name="gr12" style:family="graphic" style:parent-style-name="standard">
      <style:graphic-properties draw:stroke="solid" draw:stroke-dash="Dashed_20__28_var_29__20_4" svg:stroke-width="0.052cm" svg:stroke-color="#000000" draw:stroke-linejoin="round" svg:stroke-linecap="butt" draw:fill="none" draw:fill-color="#c3b797" draw:textarea-horizontal-align="center" draw:textarea-vertical-align="middle" fo:padding-top="0.026cm" fo:padding-bottom="0.026cm" fo:padding-left="0.026cm" fo:padding-right="0.026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eeeee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4e6795"/>
      <style:paragraph-properties fo:text-align="center"/>
    </style:style>
    <style:style style:name="P2" style:family="paragraph">
      <loext:graphic-properties draw:fill="none" draw:fill-color="#4e6795"/>
      <style:paragraph-properties fo:text-align="center"/>
    </style:style>
    <style:style style:name="P3" style:family="paragraph">
      <loext:graphic-properties draw:fill="solid" draw:fill-color="#e3e3e3"/>
      <style:paragraph-properties fo:text-align="center"/>
    </style:style>
    <style:style style:name="P4" style:family="paragraph">
      <loext:graphic-properties draw:fill="none" draw:fill-color="#e3e3e3"/>
      <style:paragraph-properties fo:text-align="center"/>
    </style:style>
    <style:style style:name="P5" style:family="paragraph">
      <loext:graphic-properties draw:fill="solid" draw:fill-color="#b3bac9"/>
      <style:paragraph-properties fo:text-align="center"/>
    </style:style>
    <style:style style:name="P6" style:family="paragraph">
      <loext:graphic-properties draw:fill="none" draw:fill-color="#b3bac9"/>
      <style:paragraph-properties fo:text-align="center"/>
    </style:style>
    <style:style style:name="P7" style:family="paragraph">
      <loext:graphic-properties draw:fill="solid" draw:fill-color="#eeeeee"/>
      <style:paragraph-properties fo:text-align="center"/>
    </style:style>
    <style:style style:name="P8" style:family="paragraph">
      <loext:graphic-properties draw:fill="solid" draw:fill-color="#ff881d"/>
      <style:paragraph-properties fo:text-align="center"/>
    </style:style>
    <style:style style:name="P9" style:family="paragraph">
      <loext:graphic-properties draw:fill="none" draw:fill-color="#ff881d"/>
      <style:paragraph-properties fo:text-align="center"/>
    </style:style>
    <style:style style:name="P10" style:family="paragraph">
      <loext:graphic-properties draw:fill="solid" draw:fill-color="#5e79ab"/>
      <style:paragraph-properties fo:text-align="center"/>
    </style:style>
    <style:style style:name="P11" style:family="paragraph">
      <loext:graphic-properties draw:fill="solid" draw:fill-color="#c3b797"/>
      <style:paragraph-properties fo:text-align="center"/>
    </style:style>
    <style:style style:name="P12" style:family="paragraph">
      <loext:graphic-properties draw:fill="none" draw:fill-color="#c3b797"/>
      <style:paragraph-properties fo:text-align="center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9.842cm" svg:height="3.635cm" svg:x="2.842cm" svg:y="6.312cm" svg:viewBox="0 0 9843 3636" draw:points="9843,1406 4175,0 0,487 397,2725 8619,3636 8656,3579 8996,3054 9337,2493 9551,2113 9685,1852 9756,1695 9809,1560 9838,1449">
            <text:p/>
          </draw:polygon>
          <draw:polygon draw:style-name="gr2" draw:text-style-name="P2" draw:layer="layout" svg:width="9.842cm" svg:height="3.635cm" svg:x="2.842cm" svg:y="6.312cm" svg:viewBox="0 0 9843 3636" draw:points="9843,1406 4175,0 0,487 397,2725 8619,3636 8656,3579 8996,3054 9337,2493 9551,2113 9685,1852 9756,1695 9809,1560 9838,1449">
            <text:p/>
          </draw:polygon>
          <draw:polygon draw:style-name="gr3" draw:text-style-name="P3" draw:layer="layout" svg:width="5.048cm" svg:height="8.463cm" svg:x="2.903cm" svg:y="6.837cm" svg:viewBox="0 0 5049 8464" draw:points="0,0 5049,2035 4796,8464 543,4536">
            <text:p/>
          </draw:polygon>
          <draw:polygon draw:style-name="gr4" draw:text-style-name="P4" draw:layer="layout" svg:width="5.048cm" svg:height="8.463cm" svg:x="2.903cm" svg:y="6.837cm" svg:viewBox="0 0 5049 8464" draw:points="0,0 5049,2035 4796,8464 543,4536">
            <text:p/>
          </draw:polygon>
          <draw:polygon draw:style-name="gr5" draw:text-style-name="P5" draw:layer="layout" svg:width="4.997cm" svg:height="7.533cm" svg:x="7.702cm" svg:y="7.763cm" svg:viewBox="0 0 4998 7534" draw:points="4998,0 249,1109 0,7534 3998,5118">
            <text:p/>
          </draw:polygon>
          <draw:polygon draw:style-name="gr6" draw:text-style-name="P6" draw:layer="layout" svg:width="4.997cm" svg:height="7.533cm" svg:x="7.702cm" svg:y="7.763cm" svg:viewBox="0 0 4998 7534" draw:points="4998,0 249,1109 0,7534 3998,5118">
            <text:p/>
          </draw:polygon>
          <draw:polygon draw:style-name="gr7" draw:text-style-name="P7" draw:layer="layout" svg:width="2.968cm" svg:height="6.747cm" svg:x="2.903cm" svg:y="6.837cm" svg:viewBox="0 0 2969 6748" draw:points="0,0 2969,6748 569,4509">
            <text:p/>
          </draw:polygon>
          <draw:polygon draw:style-name="gr8" draw:text-style-name="P8" draw:layer="layout" svg:width="0.699cm" svg:height="1.589cm" svg:x="4.791cm" svg:y="11.668cm" svg:viewBox="0 0 700 1590" draw:points="161,1101 82,541 0,0 571,530 700,1590">
            <text:p/>
          </draw:polygon>
          <draw:polygon draw:style-name="gr9" draw:text-style-name="P9" draw:layer="layout" svg:width="0.699cm" svg:height="1.589cm" svg:x="4.791cm" svg:y="11.668cm" svg:viewBox="0 0 700 1590" draw:points="161,1101 82,541 0,0 571,530 700,1590">
            <text:p/>
          </draw:polygon>
          <draw:polygon draw:style-name="gr8" draw:text-style-name="P8" draw:layer="layout" svg:width="1.022cm" svg:height="1.399cm" svg:x="9.691cm" svg:y="12.723cm" svg:viewBox="0 0 1023 1400" draw:points="0,1400 254,397 1023,0 815,904">
            <text:p/>
          </draw:polygon>
          <draw:polygon draw:style-name="gr9" draw:text-style-name="P9" draw:layer="layout" svg:width="1.022cm" svg:height="1.399cm" svg:x="9.691cm" svg:y="12.723cm" svg:viewBox="0 0 1023 1400" draw:points="0,1400 254,397 1023,0 815,904">
            <text:p/>
          </draw:polygon>
          <draw:polygon draw:style-name="gr8" draw:text-style-name="P8" draw:layer="layout" svg:width="0.93cm" svg:height="1.198cm" svg:x="10.1cm" svg:y="12.667cm" svg:viewBox="0 0 931 1199" draw:points="931,0 181,401 0,1199 668,788">
            <text:p/>
          </draw:polygon>
          <draw:polygon draw:style-name="gr9" draw:text-style-name="P9" draw:layer="layout" svg:width="0.93cm" svg:height="1.198cm" svg:x="10.1cm" svg:y="12.667cm" svg:viewBox="0 0 931 1199" draw:points="931,0 181,401 0,1199 668,788">
            <text:p/>
          </draw:polygon>
          <draw:polygon draw:style-name="gr10" draw:text-style-name="P10" draw:layer="layout" svg:width="5.534cm" svg:height="2.407cm" svg:x="7.079cm" svg:y="6.361cm" svg:viewBox="0 0 5535 2408" draw:points="5535,1402 0,0 1223,2408 2476,2122 4438,1655">
            <text:p/>
          </draw:polygon>
          <draw:polygon draw:style-name="gr11" draw:text-style-name="P11" draw:layer="layout" svg:width="0.057cm" svg:height="2.166cm" svg:x="7cm" svg:y="6.33cm" svg:viewBox="0 0 58 2167" draw:points="58,0 0,2167">
            <text:p/>
          </draw:polygon>
          <draw:polygon draw:style-name="gr12" draw:text-style-name="P12" draw:layer="layout" svg:width="0.057cm" svg:height="2.166cm" svg:x="7cm" svg:y="6.33cm" svg:viewBox="0 0 58 2167" draw:points="58,0 0,2167">
            <text:p/>
          </draw:polygon>
          <draw:polygon draw:style-name="gr13" draw:text-style-name="P13" draw:layer="layout" svg:width="9.88cm" svg:height="2.597cm" svg:x="2.8cm" svg:y="6.3cm" svg:viewBox="0 0 9881 2598" draw:points="0,487 5184,2598 9881,1461 4212,0">
            <text:p/>
          </draw:polygon>
          <draw:line draw:style-name="gr14" draw:text-style-name="P14" draw:layer="layout" svg:x1="5.311cm" svg:y1="6.49cm" svg:x2="10.576cm" svg:y2="8.275cm">
            <text:p/>
          </draw:line>
        </draw:g>
        <draw:path draw:style-name="gr15" draw:text-style-name="P14" draw:layer="layout" svg:width="12.399cm" svg:height="4.962cm" svg:x="8cm" svg:y="1.237cm" svg:viewBox="0 0 12400 4963" svg:d="M0 4863c2100-6500 10300-6500 12400 100">
          <text:p/>
        </draw:path>
        <draw:frame draw:style-name="gr16" draw:text-style-name="P15" draw:layer="layout" svg:width="11.278cm" svg:height="3.27cm" draw:transform="rotate (-1.5707963267949) translate (22.27cm 4.3cm)">
          <draw:image xlink:href="Pictures/1000020100000320000000E85539418FF43848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02T13:58:17.320674625</dc:date>
    <meta:editing-duration>PT14M9S</meta:editing-duration>
    <meta:editing-cycles>3</meta:editing-cycles>
    <meta:generator>LibreOffice/6.0.4.2$Linux_X86_64 LibreOffice_project/00m0$Build-2</meta:generator>
    <meta:document-statistic meta:object-count="21"/>
  </office:meta>
</office:document-meta>
</file>